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trl + kliknout a/nebo klik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také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procesory<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Program Calc tabulkový procesor balíku LibreOffice.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procesory<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Pojem „funkce“ v sešitech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ikneme na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ů"/>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ů"/><text:alphabetical-index-mark text:string-value="vkládání" text:key1="sloupců"/>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ů"/>Mazání<text:alphabetical-index-mark text:string-value="mazání" text:key1="sloupců"/>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míst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Klikneme na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Klikneme na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Klikneme na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Klikneme na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ik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ikneme na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Klikneme na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